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Droid Arabic Kufi" fo:font-size="10.5pt" style:font-name-asian="Droid Arabic Kufi1" style:font-size-asian="10.5pt" style:font-name-complex="Droid Arabic Kufi1" style:font-size-complex="10.5pt"/>
    </style:style>
    <style:style style:name="P2" style:family="paragraph" style:parent-style-name="Standard" style:master-page-name="Standard">
      <style:paragraph-properties fo:text-align="end" style:justify-single-word="false" style:page-number="1" style:writing-mode="rl-tb"/>
      <style:text-properties style:font-name="Droid Arabic Kufi" fo:font-size="10.5pt" style:text-underline-style="solid" style:text-underline-width="auto" style:text-underline-color="font-color" fo:font-weight="bold" style:font-name-asian="Droid Arabic Kufi1" style:font-size-asian="10.5pt" style:font-weight-asian="bold" style:font-name-complex="Droid Arabic Kufi1" style:font-size-complex="10.5pt"/>
    </style:style>
    <style:style style:name="P3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.5pt" fo:font-style="normal" style:text-underline-style="none" fo:font-weight="normal" style:font-name-asian="Droid Arabic Kufi1" style:font-size-asian="10.5pt" style:font-style-asian="normal" style:font-weight-asian="normal" style:font-name-complex="Droid Arabic Kufi1" style:font-size-complex="10.5pt"/>
    </style:style>
    <style:style style:name="P4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.5pt" fo:font-style="normal" style:text-underline-style="none" fo:font-weight="normal" officeooo:rsid="001ce703" officeooo:paragraph-rsid="001ce703" style:font-name-asian="Droid Arabic Kufi1" style:font-size-asian="10.5pt" style:font-style-asian="normal" style:font-weight-asian="normal" style:font-name-complex="Droid Arabic Kufi1" style:font-size-complex="10.5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Droid Arabic Kufi" fo:font-size="10.5pt" style:text-underline-style="solid" style:text-underline-width="auto" style:text-underline-color="font-color" fo:font-weight="bold" style:font-name-asian="Droid Arabic Kufi1" style:font-size-asian="10.5pt" style:font-weight-asian="bold" style:font-name-complex="Droid Arabic Kufi1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تمارين علي المتغيرات :</text:p>
      <text:list xml:id="list3996141341" text:style-name="WWNum1">
        <text:list-item>
          <text:p text:style-name="P3">عرف متغير من نوع bool</text:p>
          <text:list>
            <text:list-item>
              <text:p text:style-name="P4">True</text:p>
            </text:list-item>
          </text:list>
        </text:list-item>
        <text:list-item>
          <text:p text:style-name="P3">هل ممكن استخدم semi colon ; مع بايثون </text:p>
          <text:list>
            <text:list-item>
              <text:p text:style-name="P4">آه</text:p>
            </text:list-item>
          </text:list>
        </text:list-item>
        <text:list-item>
          <text:p text:style-name="P3">هل بايثون لغة interpreted ولا compiled</text:p>
          <text:list>
            <text:list-item>
              <text:p text:style-name="P4">interpreted</text:p>
            </text:list-item>
          </text:list>
        </text:list-item>
        <text:list-item>
          <text:p text:style-name="P3">ايه الفرق بين اللغات ال <text:s/>low level وال high level</text:p>
          <text:list>
            <text:list-item>
              <text:p text:style-name="P4">الفرق بسهولة كتابة الكود</text:p>
            </text:list-item>
          </text:list>
        </text:list-item>
      </text:list>
      <text:p text:style-name="P1"/>
      <text:p text:style-name="P1"/>
      <text:p text:style-name="P1"/>
      <text:p text:style-name="P5">تمارين علي المعاملات :</text:p>
      <text:list xml:id="list220051565088963" text:continue-numbering="true" text:style-name="WWNum1">
        <text:list-item>
          <text:p text:style-name="P3">ما الفرق بين استخدام = واستخدام ==</text:p>
          <text:list>
            <text:list-item>
              <text:p text:style-name="P4">ال= عبارة عن تعريف، ال== عبارة عن مقارنة</text:p>
            </text:list-item>
          </text:list>
        </text:list-item>
        <text:list-item>
          <text:p text:style-name="P3">ما المقصود ب استخدام !=</text:p>
          <text:list>
            <text:list-item>
              <text:p text:style-name="P4">لا يساوي</text:p>
            </text:list-item>
          </text:list>
        </text:list-item>
        <text:list-item>
          <text:p text:style-name="P3">ما هو ترتيب أولويات المعاملات</text:p>
          <text:list>
            <text:list-item>
              <text:p text:style-name="P4">أقواس، أسس، ضرب وقسمة، جمع وطرح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Droid Arabic Kufi" fo:font-family="'Droid Arabic Kufi'" style:font-family-generic="roman" style:font-pitch="variable" fo:font-size="10.5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6T09:34:00</meta:creation-date>
    <meta:initial-creator>Microsoft Office User</meta:initial-creator>
    <meta:generator>LibreOffice/6.4.5.2$Windows_X86_64 LibreOffice_project/a726b36747cf2001e06b58ad5db1aa3a9a1872d6</meta:generator>
    <dc:date>2020-08-26T22:00:50.429000000</dc:date>
    <meta:editing-duration>PT1M15S</meta:editing-duration>
    <meta:editing-cycles>1</meta:editing-cycles>
    <meta:document-statistic meta:table-count="0" meta:image-count="0" meta:object-count="0" meta:page-count="1" meta:paragraph-count="16" meta:word-count="91" meta:character-count="410" meta:non-whitespace-character-count="347"/>
  </office:meta>
</office:document-meta>
</file>